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new format for the Kicad schematic part descriptions, as expressed using the new SWEET grammar. <text:s/>This format supersedes the old file format defined in the file “library_file_format_EN.odt. <text:s/>The idea of component library files is no longer valid. <text:s/>The unit of retrieval from the new distributed library system is the part, not a library. <text:s text:c="2"/>To learn more about the new distributed library system see the design.h document in the Kicad source tree, or better yet, the Doxygen generated material therefrom.</text:p>
      <text:p text:style-name="Text_20_body">The SWEET grammar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driven by a desire to provide a more robust file lexer, a human readable file format, better retrieval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strict formatting requirements. <text:s/>Files must be encoded in UTF8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 <text:s/>There is more information on s-expression support in the Kicad source tree in file Documentation/s-expressions.txt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SWEET grammar expresses schematic parts using a coordinate system without units of measure. <text:s/>That is, logical coordinates used are dimensionless. <text:s/>The advantage of having coordinates without units is any item that has an integer (non-fractional) coordinate in x and y, will be “on grid”. <text:s/>This helps ensure all connectable items such as pins, wires, junctions, etc., can be easily connected using normal grid snap. <text:s/>The normal spacing between neighboring part pins is 1 logical unit, and it is dimensionless. <text:s/>In fact, this is the definition of what a logical unit is, the normal spacing between two neighboring pins. <text:s text:c="3"/>Only non-connectable objects (e.g. arcs, text, etc.) should have non-integer coordinates. <text:s/>The zoom factor at time of printing or plotting determines the physical size of any drawing output.</text:p>
      <text:h text:style-name="Heading_20_1" text:outline-level="1">Line Widths</text:h>
      <text:p text:style-name="Text_20_body">Line widths are given as a percent of a logical unit. <text:s/>In other words, a line width of 1 means 1/100<text:span text:style-name="T6">th</text:span> of a logical unit. <text:s/>Recall that a logical unit of 1 is the normal spacing between two neighboring schematic pins. <text:s text:c="2"/>So a line width of 50 would mean 50/100 of a pin interval, or half the normal space between two pins. <text:s/>A line width of 50 represents a very wide line indeed, a more normal line width would be about 1-5 <text:s/>(percent).</text:p>
      <text:h text:style-name="Heading_20_1" text:outline-level="1">An example file showing syntax for all drawable item types.</text:h>
      <text:p text:style-name="comment"># The schematic part element is the largest entity addressed by the SWEET grammar.</text:p>
      <text:p text:style-name="comment"># A schematic part can inherited from another part by using the “extends” keyword.</text:p>
      <text:p text:style-name="comment"># The part name is normally the file name, although SWEET parts will not always</text:p>
      <text:p text:style-name="comment"># exist as mere files. <text:s/>They are actually best thought of as strings held in a</text:p>
      <text:p text:style-name="comment"># a container called a lib_source. The NAME_HINT is to be used in a manner yet to</text:p>
      <text:p text:style-name="comment"># be determined, depending on the context from which the SWEET part came from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(effects...) is used</text:p>
      <text:p text:style-name="comment"><text:s text:c="4"/># in a COMPONENT to override the effects of a PART, the PROPERTY </text:p>
      <text:p text:style-name="comment"><text:s text:c="4"/># specifier must be present.</text:p>
      <text:p text:style-name="code0"><text:s text:c="4"/>[<text:bookmark-start text:name="__DdeLink__1991_2022311872"/>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oft-page-break/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<text:bookmark-end text:name="__DdeLink__1991_2022311872"/>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oft-page-break/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signal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[bold]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oft-page-break/><text:s text:c="2"/># Remove pin PADNAME defined in the base part. <text:s/>Only valid for extended parts.</text:p>
      <text:p text:style-name="code0"><text:s text:c="2"/>[(<text:span text:style-name="T1">pin_del </text:span>PADNAME)]</text:p>
      <text:p text:style-name="code0"/>
      <text:p text:style-name="comment"><text:s text:c="2"/># Swap pin PADNAME1 and pin PADNAME2 in the base part. <text:s/></text:p>
      <text:p text:style-name="comment"><text:s text:c="2"/># Only valid for extended parts.</text:p>
      <text:p text:style-name="code0"><text:s text:c="2"/>[(<text:span text:style-name="T1">pin_swap </text:span>PADNAME1 PADNAME2)]</text:p>
      <text:p text:style-name="code0"/>
      <text:p text:style-name="comment"><text:s text:c="2"/># Change the padname of pin OLDPADNAME to NEWPADNAME in the base part.</text:p>
      <text:p text:style-name="comment"><text:s text:c="2"/># Only valid for extended parts.</text:p>
      <text:p text:style-name="code0"><text:s text:c="2"/>[(<text:span text:style-name="T1">pin_renum</text:span> OLDPADNAME NEWPADNAME)]</text:p>
      <text:p text:style-name="code0"/>
      <text:p text:style-name="comment"><text:s text:c="2"/># Change the signal of pin OLDSIGNAL to NEWSIGNAL in the base part. <text:s/></text:p>
      <text:p text:style-name="comment"><text:s text:c="2"/># Only valid for extended parts.</text:p>
      <text:p text:style-name="code0"><text:s text:c="2"/>[(<text:span text:style-name="T1">pin_rename</text:span> OLDSIGNAL NEWSIGNAL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oft-page-break/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ile “design.h”</text:p>
      <text:p text:style-name="comment"># for more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oft-page-break/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oft-page-break/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<text:soft-page-break/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13:22:36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9" meta:paragraph-count="306" meta:word-count="2538" meta:character-count="15609"/>
  </office:meta>
</office:document-meta>
</file>